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list-style-nam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9" style:family="paragraph" style:parent-style-name="Heading_20_1">
      <style:paragraph-properties fo:text-align="center" style:justify-single-word="false"/>
    </style:style>
    <style:style style:name="P20" style:family="paragraph" style:parent-style-name="Heading_20_1" style:list-style-name="">
      <style:paragraph-properties fo:margin-left="0mm" fo:margin-right="0mm" fo:text-align="center" style:justify-single-word="false" fo:text-indent="0mm" style:auto-text-indent="false"/>
    </style:style>
    <style:style style:name="P21" style:family="paragraph" style:parent-style-name="Heading_20_1">
      <style:paragraph-properties fo:break-before="page"/>
    </style:style>
    <style:style style:name="P22" style:family="paragraph" style:parent-style-name="Heading_20_1" style:list-style-name="">
      <style:paragraph-properties fo:text-align="justify" style:justify-single-word="false" fo:break-before="page"/>
    </style:style>
    <style:style style:name="P23" style:family="paragraph" style:parent-style-name="Heading_20_3">
      <style:text-properties style:text-underline-style="none"/>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P30" style:family="paragraph" style:parent-style-name="List_20_1" style:list-style-name="">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2955_1119159922"/>Masarykova univerzita<text:bookmark-end text:name="__RefHeading__2955_1119159922"/></text:h>
      <text:h text:style-name="P20"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9"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6" text:outline-level="4">Martin Prokop<text:tab/><text:tab/><text:tab/><text:tab/><text:tab/><text:tab/><text:tab/><text:tab/>2012</text:h>
      <text:h text:style-name="P21"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2"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Na tomto místě chci poděkovat Mgr. Václavovi Roseckému a Ing. Petrovi Žabičkovi za pomoc při řešení této bakalářské práce.</text:h>
      <text:h text:style-name="P21"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1" text:outline-level="1"><text:bookmark text:name="__RefHeading__1469_1422318452"/>Obsah<text:bookmark-end text:name="__RefHeading__1469_1422318452"/></text:h>
      <text:p text:style-name="P7">(Doplním později)</text:p>
      <text:h text:style-name="P21" text:outline-level="1">Úvod</text:h>
      <text:list xml:id="list185235574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p text:style-name="P30"/>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6">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h text:style-name="P21"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kdy je internet jedním z hlavních zdrojů informací, vzniká velké množství dokumentů, které jsou uložené pouze na síti. Dokumenty nemají charakter stálých informací. Obsah internetových stránek se mění prakticky každým okamžikem. Je typické, že staré verze dokumentů jejich autoři neuchovávají a proto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si klade za cíl uchovávat dlouhodobě české webové stránky a umožnit jejich zpětné vyhledávání. [2]</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text:soft-page-break/>Databáze WebArchivu obsahuje [3]:</text:p>
      <text:list xml:id="list111710844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4"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text:p>
      <text:p text:style-name="P8">Dále probíhal vývoj nových nástrojů:</text:p>
      <text:list xml:id="list61160065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8">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1082356759"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8">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8">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4">Sklizeň</text:p>
          </table:table-cell>
          <table:table-cell table:style-name="Table1.A1" office:value-type="string">
            <text:p text:style-name="P14">Počet souborů</text:p>
          </table:table-cell>
          <table:table-cell table:style-name="Table1.A1" office:value-type="string">
            <text:p text:style-name="P14">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2">Hlavní partneři projektu WebArchiv jsou[22]:</text:p>
      <text:list xml:id="list385692803"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4" text:outline-level="2">Dostupnost informací</text:h>
      <text:p text:style-name="Text_20_body">O projektu WebArchiv se lze dočíst na stránkách Národní digitální knihovny<text:note text:id="ftn15"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7"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Elektronický časopis dostupný na: http://www.ikaros.cz/</text:p></text:note-body></text:note></text:span><text:span text:style-name="T9">.</text:span></text:p>
      <text:p text:style-name="P8">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9" text:note-class="footnote"><text:note-citation>19</text:note-citation><text:note-body><text:p text:style-name="Footnote">Webové stránky Národní digitální knihovny dostupné na: 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20"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1"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oft-page-break/><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oft-page-break/><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4" text:outline-level="2">Nástroje související s projektem WebArchiv</text:h>
      <text:h text:style-name="Heading_20_3" text:outline-level="3">APACHE TOMCAT</text:h>
      <text:p text:style-name="Text_20_body">Apache Tomcat<text:note text:id="ftn22"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8"><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3"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Generátor URN</text:h>
      <text:p text:style-name="Text_20_body">Nástroj dostupný na stránkách projektu WebArchivu<text:note text:id="ftn24"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text:soft-page-break/>pro něj vytvářeny i moduly, které doplňují jeho funkcionalitu. Nástroj je volně dostupný ke stažení<text:note text:id="ftn25" text:note-class="footnote"><text:note-citation>25</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6" text:note-class="footnote"><text:note-citation>26</text:note-citation><text:note-body><text:p text:style-name="Footnote">Podrobné informace o komprimačnám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7" text:note-class="footnote"><text:note-citation>27</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9">NutchWAX je součást projektu<text:note text:id="ftn28" text:note-class="footnote"><text:note-citation>28</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WA ADMIN</text:h>
      <text:p text:style-name="P10"><text:span text:style-name="T13">V roce 2009 realizoval Adam Brokeš WA Admin v2 v rámci své bakalářské práce </text:span><text:soft-page-break/><text:span text:style-name="T13">s názvem Systém pro správu procesu archivace webových informačních zdrojů</text:span><text:span text:style-name="T13"><text:note text:id="ftn29" text:note-class="footnote"><text:note-citation>29</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0" text:note-class="footnote"><text:note-citation>30</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jej používá v běžném provozu. Je volně dostupný<text:note text:id="ftn31" text:note-class="footnote"><text:note-citation>31</text:note-citation><text:note-body><text:p text:style-name="Footnote">Webové stránky projektu wayback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2" text:note-class="footnote"><text:note-citation>32</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Web Curator Tool</text:h>
      <text:p text:style-name="P10"><text:span text:style-name="T13">Nástroj vyvinutý</text:span><text:span text:style-name="T13"><text:note text:id="ftn33" text:note-class="footnote"><text:note-citation>33</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4" text:note-class="footnote"><text:note-citation>34</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53810633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66008371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5" text:note-class="footnote"><text:note-citation>35</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969050361" text:continue-numbering="true" text:style-name="List_20_1">
        <text:list-item>
          <text:p text:style-name="List_20_1">Na rozdíl od formátu nedlib je soubor dobře čitelný – soubory <text:tab/>stažených webových zdrojů jsou ukládány v archivech a členěny.</text:p>
        </text:list-item>
        <text:list-item>
          <text:p text:style-name="P29">Umožňuje vytváření kontrolních součtů archivovaných souborů. <text:tab/>Respektive v jedno volné metadatové pole je určeno pro ascii <text:tab/>checksum. V praxi se využívá md5<text:note text:id="ftn36" text:note-class="footnote"><text:note-citation>36</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4" text:outline-level="4">Nevýhody arc</text:h>
      <text:list xml:id="list1711218848"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7" text:note-class="footnote"><text:note-citation>37</text:note-citation><text:note-body><text:p text:style-name="Footnote">Práce dostupná na: http://is.muni.cz/th/173018/fi_m/</text:p></text:note-body></text:note>.</text:p>
      <text:h text:style-name="P24" text:outline-level="2">Formát warc</text:h>
      <text:h text:style-name="Heading_20_4" text:outline-level="4">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8">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4" text:outline-level="4">Výhody warc</text:h>
      <text:list xml:id="list833601515" text:continue-numbering="true" text:style-name="List_20_1">
        <text:list-item>
          <text:p text:style-name="List_20_1">Do budoucna pravděpodobně většina institucí přejde na archivaci <text:tab/>webových stránek do warc archivů. Warc tedy bude nejspíše <text:tab/>označen za jediný univerzálně podporovaný formát. <text:span text:style-name="T2">Jedná se <text:tab/>o ISO standard a bude jím s největší pravděpodobností i budoucnosti.</text:span></text:p>
        </text:list-item>
        <text:list-item>
          <text:p text:style-name="List_20_1"><text:soft-page-break/>Ve warc archivech se neukládají archivované soubory duplicitně. Pokud <text:tab/>již archivovaný soubor je jednom z warc archivů tak se na něj ostatní <text:tab/>odkazují. To přináší úsporu kapacity.</text:p>
        </text:list-item>
        <text:list-item>
          <text:p text:style-name="P28">Na rozdíl od arc archivů umožňují warc archivy ukládat nejen http <text:tab/>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text:tab/>podle vlastních potřeby, což se může využít při speciálních <text:tab/>požadavcích určených vnitřní politikou ukládání souborů.</text:p>
        </text:list-item>
        <text:list-item>
          <text:p text:style-name="P29">Nativně umožňuje kompresi dat.</text:p>
        </text:list-item>
        <text:list-item>
          <text:p text:style-name="P29"><text:span text:style-name="T8">Na rozdíl od arc formátu je možné ukládat více druhů kontrolních <text:tab/>součtů pro archivované soubory. To se dá jednoduše realizovat <text:tab/>pomocí škálovatelných polí pro metadata. Arc archivy, které používá <text:tab/>WebArchiv, provádí pouze MD5 kontrolní součty souborů. Na rozdíl <text:tab/>arc archivů, je u warc archivu použít například i s SHA-1</text:span><text:span text:style-name="T8"><text:note text:id="ftn39" text:note-class="footnote"><text:note-citation>38</text:note-citation><text:note-body><text:p text:style-name="Footnote">Popis SHA1 RFC standardu dostupný na: http://tools.ietf.org/html/rfc3174</text:p></text:note-body></text:note></text:span><text:span text:style-name="T8"> hashovací <text:tab/>funkcí pro jednoznačné určení stažených dokumentů.</text:span></text:p>
        </text:list-item>
      </text:list>
      <text:h text:style-name="Heading_20_4" text:outline-level="4">Nevýhody warc</text:h>
      <text:list xml:id="list1202297494" text:continue-numbering="true" text:style-name="List_20_1">
        <text:list-item>
          <text:p text:style-name="P28">Neobsahují samoopravný kód – pokud se archiv poruší tak není <text:tab/>možné rekonstruovat jeho obsah. To však není dáno vlastnostmi warc <text:tab/>archivů, ale tím, že archivy se po vytvoření ještě komprimují <text:tab/>nástrojem GZIP.</text:p>
        </text:list-item>
        <text:list-item>
          <text:p text:style-name="P28">Doposud nebyla řešena otázka, jak využít možnost ukládání větší <text:tab/>škály <text:tab/>metadat. Za tímto účelem bude nutno provést další studie.</text:p>
        </text:list-item>
        <text:list-item>
          <text:p text:style-name="P28">Prozatím nejsou implementovány nutné nástroje na práci s warc <text:tab/>soubory. Před jejich zavedením v projektu WebArchiv bude potřeba <text:tab/>tyto nástroje implementovat.</text:p>
        </text:list-item>
        <text:list-item>
          <text:p text:style-name="P28">Zpětná převoditelnost z warc do arc není prozatím triviálně možná. [43] <text:tab/>Tím pádem se nedají případné nové sklizně ve formátu warc zařadit <text:soft-page-break/><text:tab/>ke starým sklizním ve formátu arc.</text:p>
        </text:list-item>
        <text:list-item>
          <text:p text:style-name="P28">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1"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8">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3"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0" text:note-class="footnote"><text:note-citation>39</text:note-citation><text:note-body><text:p text:style-name="Footnote">Webové stránky projektu JHOVE dostupné na: http://sourceforge.net/projects/jhove/</text:p></text:note-body></text:note>. V příloze F je dostupná ukázka výstupu programu JHOVE pro arc soubor.</text:p>
      <text:h text:style-name="P23"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41" text:note-class="footnote"><text:note-citation>40</text:note-citation><text:note-body><text:p text:style-name="Footnote">Přehled různých variant projektu JHOVE2 dostupný na: https://bitbucket.org/jhove2/main/descendants</text:p></text:note-body></text:note></text:span><text:span text:style-name="T2"><text:note text:id="ftn42" text:note-class="footnote"><text:note-citation>41</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43" text:note-class="footnote"><text:note-citation>42</text:note-citation><text:note-body><text:p text:style-name="Footnote">Webová stránka projektu JHOVE2 dostupná na: https://bitbucket.org/jhove2/</text:p></text:note-body></text:note> a dále speciální verzi<text:note text:id="ftn44" text:note-class="footnote"><text:note-citation>43</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5" text:note-class="footnote"><text:note-citation>44</text:note-citation><text:note-body><text:p text:style-name="Footnote"><text:s/>Dostupný na: http://jpype.sourceforge.net/</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5</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1251772681"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7" text:note-class="footnote"><text:note-citation>46</text:note-citation><text:note-body><text:p text:style-name="Footnote">http://code.hanzoarchives.com/warc-tools/wiki/Home</text:p></text:note-body></text:note>.</text:p>
      <text:list xml:id="list982001618"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8" text:note-class="footnote"><text:note-citation>47</text:note-citation><text:note-body><text:p text:style-name="Footnote">https://bitbucket.org/kpk09/warc-tools/wiki/Home</text:p></text:note-body></text:note>.</text:p>
      <text:list xml:id="list1343856388"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Každý warc a i arc jsem projel JHOVEM a mám tam výpisy</text:p>
      <text:h text:style-name="P17" text:outline-level="1"><text:span text:style-name="T1">POUŽITO </text:span>Mám ARC 1s </text:h>
      <text:h text:style-name="P17" text:outline-level="1"><text:span text:style-name="T1">POUŽITO </text:span>CDX index arcu 1s </text:h>
      <text:h text:style-name="P17" text:outline-level="1">Každým nástrojem jsem udělal warc a zkoušel warcdumpy.:</text:h>
      <text:h text:style-name="P17" text:outline-level="1"><text:tab/><text:tab/>Warctools 3s – neumi dump arcsouboru</text:h>
      <text:h text:style-name="P17" text:outline-level="1"><text:tab/><text:tab/>Hanzo 4s</text:h>
      <text:h text:style-name="P17" text:outline-level="1"><text:tab/><text:tab/>KPK09 4s</text:h>
      <text:h text:style-name="P21" text:outline-level="1">Závěr</text:h>
      <text:h text:style-name="P21"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7">(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1"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2:22:24</dc:date>
    <dc:creator>Martin Prokop</dc:creator>
    <meta:editing-duration>P3DT15H50M30S</meta:editing-duration>
    <meta:editing-cycles>1902</meta:editing-cycles>
    <meta:document-statistic meta:table-count="1" meta:image-count="0" meta:object-count="0" meta:page-count="49" meta:paragraph-count="588" meta:word-count="8341" meta:character-count="62118" meta:non-whitespace-character-count="54279"/>
  </office:meta>
</office:document-meta>
</file>